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217.48mm" svg:height="90.06mm" svg:x="52.14mm" svg:y="98.09mm">
            <draw:object draw:notify-on-update-of-ranges="CapnZeroEval.B46:CapnZeroEval.B63 CapnZeroEval.A1:CapnZeroEval.A1 CapnZeroEval.C1:CapnZeroEval.C22 CapnZeroEval.B1:CapnZeroEval.B18 CapnZeroEval.AE1:CapnZeroEval.AE1 CapnZeroEval.AG1:CapnZeroEval.AG9 CapnZeroEval.AF1:CapnZeroEval.AF9 CapnZeroEval.U1:CapnZeroEval.U1 CapnZeroEval.W1:CapnZeroEval.W18 CapnZeroEval.V1:CapnZeroEval.V18 CapnZeroEval.K1:CapnZeroEval.K1 CapnZeroEval.M1:CapnZeroEval.M18 CapnZeroEval.L1:CapnZeroEval.L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291.02mm" svg:y="97.83mm">
            <draw:object draw:notify-on-update-of-ranges="CapnZeroEval.B46:CapnZeroEval.B63 CapnZeroEval.A46:CapnZeroEval.A46 CapnZeroEval.C46:CapnZeroEval.C63 CapnZeroEval.B46:CapnZeroEval.B63 CapnZeroEval.K52:CapnZeroEval.K52 CapnZeroEval.M46:CapnZeroEval.M63 CapnZeroEval.L46:CapnZeroEval.L6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30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632498.61608" calcext:value-type="float">
            <text:p>632498.61608</text:p>
          </table:table-cell>
          <table:table-cell office:value-type="float" office:value="79000.137285" calcext:value-type="float">
            <text:p>79000.137285</text:p>
          </table:table-cell>
          <table:table-cell office:value-type="float" office:value="220728" calcext:value-type="float">
            <text:p>220728</text:p>
          </table:table-cell>
          <table:table-cell office:value-type="float" office:value="784968" calcext:value-type="float">
            <text:p>78496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" calcext:value-type="float">
            <text:p>6</text:p>
          </table:table-cell>
          <table:table-cell office:value-type="float" office:value="559936.004012" calcext:value-type="float">
            <text:p>559936.004012</text:p>
          </table:table-cell>
          <table:table-cell office:value-type="float" office:value="63934.179022" calcext:value-type="float">
            <text:p>63934.179022</text:p>
          </table:table-cell>
          <table:table-cell office:value-type="float" office:value="221915" calcext:value-type="float">
            <text:p>221915</text:p>
          </table:table-cell>
          <table:table-cell office:value-type="float" office:value="703035" calcext:value-type="float">
            <text:p>70303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4" calcext:value-type="float">
            <text:p>24</text:p>
          </table:table-cell>
          <table:table-cell office:value-type="float" office:value="496281.08" calcext:value-type="float">
            <text:p>496281.08</text:p>
          </table:table-cell>
          <table:table-cell office:value-type="float" office:value="75741.809159" calcext:value-type="float">
            <text:p>75741.809159</text:p>
          </table:table-cell>
          <table:table-cell office:value-type="float" office:value="129597" calcext:value-type="float">
            <text:p>129597</text:p>
          </table:table-cell>
          <table:table-cell office:value-type="float" office:value="820718" calcext:value-type="float">
            <text:p>8207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665647.726" calcext:value-type="float">
            <text:p>665647.726</text:p>
          </table:table-cell>
          <table:table-cell office:value-type="float" office:value="84658.756112" calcext:value-type="float">
            <text:p>84658.756112</text:p>
          </table:table-cell>
          <table:table-cell office:value-type="float" office:value="222361" calcext:value-type="float">
            <text:p>222361</text:p>
          </table:table-cell>
          <table:table-cell office:value-type="float" office:value="791372" calcext:value-type="float">
            <text:p>791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" calcext:value-type="float">
            <text:p>10</text:p>
          </table:table-cell>
          <table:table-cell office:value-type="float" office:value="554108.892" calcext:value-type="float">
            <text:p>554108.892</text:p>
          </table:table-cell>
          <table:table-cell office:value-type="float" office:value="93567.303849" calcext:value-type="float">
            <text:p>93567.303849</text:p>
          </table:table-cell>
          <table:table-cell office:value-type="float" office:value="160065" calcext:value-type="float">
            <text:p>160065</text:p>
          </table:table-cell>
          <table:table-cell office:value-type="float" office:value="700062" calcext:value-type="float">
            <text:p>7000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32" calcext:value-type="float">
            <text:p>32</text:p>
          </table:table-cell>
          <table:table-cell office:value-type="float" office:value="453241.115" calcext:value-type="float">
            <text:p>453241.115</text:p>
          </table:table-cell>
          <table:table-cell office:value-type="float" office:value="114559.613853" calcext:value-type="float">
            <text:p>114559.613853</text:p>
          </table:table-cell>
          <table:table-cell office:value-type="float" office:value="61631" calcext:value-type="float">
            <text:p>61631</text:p>
          </table:table-cell>
          <table:table-cell office:value-type="float" office:value="713484" calcext:value-type="float">
            <text:p>7134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633914.706" calcext:value-type="float">
            <text:p>633914.706</text:p>
          </table:table-cell>
          <table:table-cell office:value-type="float" office:value="80432.619167" calcext:value-type="float">
            <text:p>80432.619167</text:p>
          </table:table-cell>
          <table:table-cell office:value-type="float" office:value="160025" calcext:value-type="float">
            <text:p>160025</text:p>
          </table:table-cell>
          <table:table-cell office:value-type="float" office:value="788147" calcext:value-type="float">
            <text:p>788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8" calcext:value-type="float">
            <text:p>18</text:p>
          </table:table-cell>
          <table:table-cell office:value-type="float" office:value="552489.717" calcext:value-type="float">
            <text:p>552489.717</text:p>
          </table:table-cell>
          <table:table-cell office:value-type="float" office:value="116627.789582" calcext:value-type="float">
            <text:p>116627.789582</text:p>
          </table:table-cell>
          <table:table-cell office:value-type="float" office:value="133964" calcext:value-type="float">
            <text:p>133964</text:p>
          </table:table-cell>
          <table:table-cell office:value-type="float" office:value="697102" calcext:value-type="float">
            <text:p>69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484635.167" calcext:value-type="float">
            <text:p>484635.167</text:p>
          </table:table-cell>
          <table:table-cell office:value-type="float" office:value="96874.465504" calcext:value-type="float">
            <text:p>96874.465504</text:p>
          </table:table-cell>
          <table:table-cell office:value-type="float" office:value="152426" calcext:value-type="float">
            <text:p>152426</text:p>
          </table:table-cell>
          <table:table-cell office:value-type="float" office:value="637863" calcext:value-type="float">
            <text:p>6378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626570.916" calcext:value-type="float">
            <text:p>626570.916</text:p>
          </table:table-cell>
          <table:table-cell office:value-type="float" office:value="78506.896486" calcext:value-type="float">
            <text:p>78506.896486</text:p>
          </table:table-cell>
          <table:table-cell office:value-type="float" office:value="192106" calcext:value-type="float">
            <text:p>192106</text:p>
          </table:table-cell>
          <table:table-cell office:value-type="float" office:value="792357" calcext:value-type="float">
            <text:p>7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4" calcext:value-type="float">
            <text:p>34</text:p>
          </table:table-cell>
          <table:table-cell office:value-type="float" office:value="507607.141" calcext:value-type="float">
            <text:p>507607.141</text:p>
          </table:table-cell>
          <table:table-cell office:value-type="float" office:value="131448.407355" calcext:value-type="float">
            <text:p>131448.407355</text:p>
          </table:table-cell>
          <table:table-cell office:value-type="float" office:value="61665" calcext:value-type="float">
            <text:p>61665</text:p>
          </table:table-cell>
          <table:table-cell office:value-type="float" office:value="697540" calcext:value-type="float">
            <text:p>697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487176.806" calcext:value-type="float">
            <text:p>487176.806</text:p>
          </table:table-cell>
          <table:table-cell office:value-type="float" office:value="103584.740294" calcext:value-type="float">
            <text:p>103584.740294</text:p>
          </table:table-cell>
          <table:table-cell office:value-type="float" office:value="111911" calcext:value-type="float">
            <text:p>111911</text:p>
          </table:table-cell>
          <table:table-cell office:value-type="float" office:value="643982" calcext:value-type="float">
            <text:p>643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636154.889" calcext:value-type="float">
            <text:p>636154.889</text:p>
          </table:table-cell>
          <table:table-cell office:value-type="float" office:value="87130.277322" calcext:value-type="float">
            <text:p>87130.277322</text:p>
          </table:table-cell>
          <table:table-cell office:value-type="float" office:value="179748" calcext:value-type="float">
            <text:p>179748</text:p>
          </table:table-cell>
          <table:table-cell office:value-type="float" office:value="782627" calcext:value-type="float">
            <text:p>7826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6" calcext:value-type="float">
            <text:p>66</text:p>
          </table:table-cell>
          <table:table-cell office:value-type="float" office:value="569828.833" calcext:value-type="float">
            <text:p>569828.833</text:p>
          </table:table-cell>
          <table:table-cell office:value-type="float" office:value="77694.50894" calcext:value-type="float">
            <text:p>77694.50894</text:p>
          </table:table-cell>
          <table:table-cell office:value-type="float" office:value="94346" calcext:value-type="float">
            <text:p>94346</text:p>
          </table:table-cell>
          <table:table-cell office:value-type="float" office:value="708226" calcext:value-type="float">
            <text:p>708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472644.642" calcext:value-type="float">
            <text:p>472644.642</text:p>
          </table:table-cell>
          <table:table-cell office:value-type="float" office:value="106031.667039" calcext:value-type="float">
            <text:p>106031.667039</text:p>
          </table:table-cell>
          <table:table-cell office:value-type="float" office:value="95294" calcext:value-type="float">
            <text:p>95294</text:p>
          </table:table-cell>
          <table:table-cell office:value-type="float" office:value="640547" calcext:value-type="float">
            <text:p>640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642366.632" calcext:value-type="float">
            <text:p>642366.632</text:p>
          </table:table-cell>
          <table:table-cell office:value-type="float" office:value="78510.596876" calcext:value-type="float">
            <text:p>78510.596876</text:p>
          </table:table-cell>
          <table:table-cell office:value-type="float" office:value="215383" calcext:value-type="float">
            <text:p>215383</text:p>
          </table:table-cell>
          <table:table-cell office:value-type="float" office:value="785386" calcext:value-type="float">
            <text:p>785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0" calcext:value-type="float">
            <text:p>130</text:p>
          </table:table-cell>
          <table:table-cell office:value-type="float" office:value="547179.258" calcext:value-type="float">
            <text:p>547179.258</text:p>
          </table:table-cell>
          <table:table-cell office:value-type="float" office:value="115765.491296" calcext:value-type="float">
            <text:p>115765.491296</text:p>
          </table:table-cell>
          <table:table-cell office:value-type="float" office:value="62966" calcext:value-type="float">
            <text:p>62966</text:p>
          </table:table-cell>
          <table:table-cell office:value-type="float" office:value="730592" calcext:value-type="float">
            <text:p>7305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477995.353" calcext:value-type="float">
            <text:p>477995.353</text:p>
          </table:table-cell>
          <table:table-cell office:value-type="float" office:value="116642.153449" calcext:value-type="float">
            <text:p>116642.153449</text:p>
          </table:table-cell>
          <table:table-cell office:value-type="float" office:value="111122" calcext:value-type="float">
            <text:p>111122</text:p>
          </table:table-cell>
          <table:table-cell office:value-type="float" office:value="642724" calcext:value-type="float">
            <text:p>642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623845.422" calcext:value-type="float">
            <text:p>623845.422</text:p>
          </table:table-cell>
          <table:table-cell office:value-type="float" office:value="122956.75811" calcext:value-type="float">
            <text:p>122956.75811</text:p>
          </table:table-cell>
          <table:table-cell office:value-type="float" office:value="163054" calcext:value-type="float">
            <text:p>163054</text:p>
          </table:table-cell>
          <table:table-cell office:value-type="float" office:value="800095" calcext:value-type="float">
            <text:p>8000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58" calcext:value-type="float">
            <text:p>258</text:p>
          </table:table-cell>
          <table:table-cell office:value-type="float" office:value="575453.025" calcext:value-type="float">
            <text:p>575453.025</text:p>
          </table:table-cell>
          <table:table-cell office:value-type="float" office:value="89755.843088" calcext:value-type="float">
            <text:p>89755.843088</text:p>
          </table:table-cell>
          <table:table-cell office:value-type="float" office:value="130445" calcext:value-type="float">
            <text:p>130445</text:p>
          </table:table-cell>
          <table:table-cell office:value-type="float" office:value="744986" calcext:value-type="float">
            <text:p>744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517913.543" calcext:value-type="float">
            <text:p>517913.543</text:p>
          </table:table-cell>
          <table:table-cell office:value-type="float" office:value="66667.279253" calcext:value-type="float">
            <text:p>66667.279253</text:p>
          </table:table-cell>
          <table:table-cell office:value-type="float" office:value="189641" calcext:value-type="float">
            <text:p>189641</text:p>
          </table:table-cell>
          <table:table-cell office:value-type="float" office:value="626943" calcext:value-type="float">
            <text:p>626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693222.475" calcext:value-type="float">
            <text:p>693222.475</text:p>
          </table:table-cell>
          <table:table-cell office:value-type="float" office:value="99273.059664" calcext:value-type="float">
            <text:p>99273.059664</text:p>
          </table:table-cell>
          <table:table-cell office:value-type="float" office:value="211818" calcext:value-type="float">
            <text:p>211818</text:p>
          </table:table-cell>
          <table:table-cell office:value-type="float" office:value="809961" calcext:value-type="float">
            <text:p>8099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14" calcext:value-type="float">
            <text:p>514</text:p>
          </table:table-cell>
          <table:table-cell office:value-type="float" office:value="532499.888" calcext:value-type="float">
            <text:p>532499.888</text:p>
          </table:table-cell>
          <table:table-cell office:value-type="float" office:value="97167.231742" calcext:value-type="float">
            <text:p>97167.231742</text:p>
          </table:table-cell>
          <table:table-cell office:value-type="float" office:value="189270" calcext:value-type="float">
            <text:p>189270</text:p>
          </table:table-cell>
          <table:table-cell office:value-type="float" office:value="720442" calcext:value-type="float">
            <text:p>720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508616.791" calcext:value-type="float">
            <text:p>508616.791</text:p>
          </table:table-cell>
          <table:table-cell office:value-type="float" office:value="86675.198457" calcext:value-type="float">
            <text:p>86675.198457</text:p>
          </table:table-cell>
          <table:table-cell office:value-type="float" office:value="175474" calcext:value-type="float">
            <text:p>175474</text:p>
          </table:table-cell>
          <table:table-cell office:value-type="float" office:value="644263" calcext:value-type="float">
            <text:p>644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26" calcext:value-type="float">
            <text:p>1026</text:p>
          </table:table-cell>
          <table:table-cell office:value-type="float" office:value="703090.291" calcext:value-type="float">
            <text:p>703090.291</text:p>
          </table:table-cell>
          <table:table-cell office:value-type="float" office:value="98448.473957" calcext:value-type="float">
            <text:p>98448.473957</text:p>
          </table:table-cell>
          <table:table-cell office:value-type="float" office:value="212986" calcext:value-type="float">
            <text:p>212986</text:p>
          </table:table-cell>
          <table:table-cell office:value-type="float" office:value="834993" calcext:value-type="float">
            <text:p>834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26" calcext:value-type="float">
            <text:p>1026</text:p>
          </table:table-cell>
          <table:table-cell office:value-type="float" office:value="609348.509" calcext:value-type="float">
            <text:p>609348.509</text:p>
          </table:table-cell>
          <table:table-cell office:value-type="float" office:value="86943.675562" calcext:value-type="float">
            <text:p>86943.675562</text:p>
          </table:table-cell>
          <table:table-cell office:value-type="float" office:value="193826" calcext:value-type="float">
            <text:p>193826</text:p>
          </table:table-cell>
          <table:table-cell office:value-type="float" office:value="740184" calcext:value-type="float">
            <text:p>740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536593.855" calcext:value-type="float">
            <text:p>536593.855</text:p>
          </table:table-cell>
          <table:table-cell office:value-type="float" office:value="75103.543803" calcext:value-type="float">
            <text:p>75103.543803</text:p>
          </table:table-cell>
          <table:table-cell office:value-type="float" office:value="182188" calcext:value-type="float">
            <text:p>182188</text:p>
          </table:table-cell>
          <table:table-cell office:value-type="float" office:value="664440" calcext:value-type="float">
            <text:p>664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50" calcext:value-type="float">
            <text:p>2050</text:p>
          </table:table-cell>
          <table:table-cell office:value-type="float" office:value="705730.664" calcext:value-type="float">
            <text:p>705730.664</text:p>
          </table:table-cell>
          <table:table-cell office:value-type="float" office:value="137136.83261" calcext:value-type="float">
            <text:p>137136.83261</text:p>
          </table:table-cell>
          <table:table-cell office:value-type="float" office:value="219315" calcext:value-type="float">
            <text:p>219315</text:p>
          </table:table-cell>
          <table:table-cell office:value-type="float" office:value="904030" calcext:value-type="float">
            <text:p>904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050" calcext:value-type="float">
            <text:p>2050</text:p>
          </table:table-cell>
          <table:table-cell office:value-type="float" office:value="661387.326" calcext:value-type="float">
            <text:p>661387.326</text:p>
          </table:table-cell>
          <table:table-cell office:value-type="float" office:value="84409.095302" calcext:value-type="float">
            <text:p>84409.095302</text:p>
          </table:table-cell>
          <table:table-cell office:value-type="float" office:value="148554" calcext:value-type="float">
            <text:p>148554</text:p>
          </table:table-cell>
          <table:table-cell office:value-type="float" office:value="798442" calcext:value-type="float">
            <text:p>798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098" calcext:value-type="float">
            <text:p>4098</text:p>
          </table:table-cell>
          <table:table-cell office:value-type="float" office:value="609508.197" calcext:value-type="float">
            <text:p>609508.197</text:p>
          </table:table-cell>
          <table:table-cell office:value-type="float" office:value="214247.810796" calcext:value-type="float">
            <text:p>214247.810796</text:p>
          </table:table-cell>
          <table:table-cell office:value-type="float" office:value="170644" calcext:value-type="float">
            <text:p>170644</text:p>
          </table:table-cell>
          <table:table-cell office:value-type="float" office:value="897084" calcext:value-type="float">
            <text:p>8970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4098" calcext:value-type="float">
            <text:p>4098</text:p>
          </table:table-cell>
          <table:table-cell office:value-type="float" office:value="652913.465" calcext:value-type="float">
            <text:p>652913.465</text:p>
          </table:table-cell>
          <table:table-cell office:value-type="float" office:value="94589.863265" calcext:value-type="float">
            <text:p>94589.863265</text:p>
          </table:table-cell>
          <table:table-cell office:value-type="float" office:value="130264" calcext:value-type="float">
            <text:p>130264</text:p>
          </table:table-cell>
          <table:table-cell office:value-type="float" office:value="1032878" calcext:value-type="float">
            <text:p>10328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194" calcext:value-type="float">
            <text:p>8194</text:p>
          </table:table-cell>
          <table:table-cell office:value-type="float" office:value="769066.566" calcext:value-type="float">
            <text:p>769066.566</text:p>
          </table:table-cell>
          <table:table-cell office:value-type="float" office:value="140231.253064" calcext:value-type="float">
            <text:p>140231.253064</text:p>
          </table:table-cell>
          <table:table-cell office:value-type="float" office:value="203709" calcext:value-type="float">
            <text:p>203709</text:p>
          </table:table-cell>
          <table:table-cell office:value-type="float" office:value="1363071" calcext:value-type="float">
            <text:p>13630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8194" calcext:value-type="float">
            <text:p>8194</text:p>
          </table:table-cell>
          <table:table-cell office:value-type="float" office:value="712713.742" calcext:value-type="float">
            <text:p>712713.742</text:p>
          </table:table-cell>
          <table:table-cell office:value-type="float" office:value="95045.178842" calcext:value-type="float">
            <text:p>95045.178842</text:p>
          </table:table-cell>
          <table:table-cell office:value-type="float" office:value="241091" calcext:value-type="float">
            <text:p>241091</text:p>
          </table:table-cell>
          <table:table-cell office:value-type="float" office:value="1282387" calcext:value-type="float">
            <text:p>1282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386" calcext:value-type="float">
            <text:p>16386</text:p>
          </table:table-cell>
          <table:table-cell office:value-type="float" office:value="917247.77" calcext:value-type="float">
            <text:p>917247.77</text:p>
          </table:table-cell>
          <table:table-cell office:value-type="float" office:value="123759.00501" calcext:value-type="float">
            <text:p>123759.00501</text:p>
          </table:table-cell>
          <table:table-cell office:value-type="float" office:value="267758" calcext:value-type="float">
            <text:p>267758</text:p>
          </table:table-cell>
          <table:table-cell office:value-type="float" office:value="1963109" calcext:value-type="float">
            <text:p>1963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6386" calcext:value-type="float">
            <text:p>16386</text:p>
          </table:table-cell>
          <table:table-cell office:value-type="float" office:value="911732.937" calcext:value-type="float">
            <text:p>911732.937</text:p>
          </table:table-cell>
          <table:table-cell office:value-type="float" office:value="129238.22314" calcext:value-type="float">
            <text:p>129238.22314</text:p>
          </table:table-cell>
          <table:table-cell office:value-type="float" office:value="208413" calcext:value-type="float">
            <text:p>208413</text:p>
          </table:table-cell>
          <table:table-cell office:value-type="float" office:value="1930415" calcext:value-type="float">
            <text:p>19304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70" calcext:value-type="float">
            <text:p>32770</text:p>
          </table:table-cell>
          <table:table-cell office:value-type="float" office:value="1142928.698" calcext:value-type="float">
            <text:p>1142928.698</text:p>
          </table:table-cell>
          <table:table-cell office:value-type="float" office:value="171461.245705" calcext:value-type="float">
            <text:p>171461.245705</text:p>
          </table:table-cell>
          <table:table-cell office:value-type="float" office:value="327059" calcext:value-type="float">
            <text:p>327059</text:p>
          </table:table-cell>
          <table:table-cell office:value-type="float" office:value="2017245" calcext:value-type="float">
            <text:p>2017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2770" calcext:value-type="float">
            <text:p>32770</text:p>
          </table:table-cell>
          <table:table-cell office:value-type="float" office:value="1313689.432" calcext:value-type="float">
            <text:p>1313689.432</text:p>
          </table:table-cell>
          <table:table-cell office:value-type="float" office:value="130911.154216" calcext:value-type="float">
            <text:p>130911.154216</text:p>
          </table:table-cell>
          <table:table-cell office:value-type="float" office:value="316030" calcext:value-type="float">
            <text:p>316030</text:p>
          </table:table-cell>
          <table:table-cell office:value-type="float" office:value="1901618" calcext:value-type="float">
            <text:p>19016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38" calcext:value-type="float">
            <text:p>65538</text:p>
          </table:table-cell>
          <table:table-cell office:value-type="float" office:value="1618433.247" calcext:value-type="float">
            <text:p>1618433.247</text:p>
          </table:table-cell>
          <table:table-cell office:value-type="float" office:value="231420.31252" calcext:value-type="float">
            <text:p>231420.31252</text:p>
          </table:table-cell>
          <table:table-cell office:value-type="float" office:value="469672" calcext:value-type="float">
            <text:p>469672</text:p>
          </table:table-cell>
          <table:table-cell office:value-type="float" office:value="2129963" calcext:value-type="float">
            <text:p>21299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5538" calcext:value-type="float">
            <text:p>65538</text:p>
          </table:table-cell>
          <table:table-cell office:value-type="float" office:value="1729570.247" calcext:value-type="float">
            <text:p>1729570.247</text:p>
          </table:table-cell>
          <table:table-cell office:value-type="float" office:value="206227.42359" calcext:value-type="float">
            <text:p>206227.42359</text:p>
          </table:table-cell>
          <table:table-cell office:value-type="float" office:value="402001" calcext:value-type="float">
            <text:p>402001</text:p>
          </table:table-cell>
          <table:table-cell office:value-type="float" office:value="4379152" calcext:value-type="float">
            <text:p>4379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1415.286" calcext:value-type="float">
            <text:p>2641415.286</text:p>
          </table:table-cell>
          <table:table-cell office:value-type="float" office:value="432787.796301" calcext:value-type="float">
            <text:p>432787.796301</text:p>
          </table:table-cell>
          <table:table-cell office:value-type="float" office:value="665282" calcext:value-type="float">
            <text:p>665282</text:p>
          </table:table-cell>
          <table:table-cell office:value-type="float" office:value="5060498" calcext:value-type="float">
            <text:p>506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5869.959" calcext:value-type="float">
            <text:p>2645869.959</text:p>
          </table:table-cell>
          <table:table-cell office:value-type="float" office:value="344059.567099" calcext:value-type="float">
            <text:p>344059.567099</text:p>
          </table:table-cell>
          <table:table-cell office:value-type="float" office:value="743282" calcext:value-type="float">
            <text:p>743282</text:p>
          </table:table-cell>
          <table:table-cell office:value-type="float" office:value="3479695" calcext:value-type="float">
            <text:p>34796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46" calcext:value-type="float">
            <text:p>262146</text:p>
          </table:table-cell>
          <table:table-cell office:value-type="float" office:value="5128955.071" calcext:value-type="float">
            <text:p>5128955.071</text:p>
          </table:table-cell>
          <table:table-cell office:value-type="float" office:value="903460.178547" calcext:value-type="float">
            <text:p>903460.178547</text:p>
          </table:table-cell>
          <table:table-cell office:value-type="float" office:value="1399926" calcext:value-type="float">
            <text:p>1399926</text:p>
          </table:table-cell>
          <table:table-cell office:value-type="float" office:value="5981548" calcext:value-type="float">
            <text:p>5981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62146" calcext:value-type="float">
            <text:p>262146</text:p>
          </table:table-cell>
          <table:table-cell office:value-type="float" office:value="5063856.895" calcext:value-type="float">
            <text:p>5063856.895</text:p>
          </table:table-cell>
          <table:table-cell office:value-type="float" office:value="478638.078503" calcext:value-type="float">
            <text:p>478638.078503</text:p>
          </table:table-cell>
          <table:table-cell office:value-type="float" office:value="1475459" calcext:value-type="float">
            <text:p>1475459</text:p>
          </table:table-cell>
          <table:table-cell office:value-type="float" office:value="5791589" calcext:value-type="float">
            <text:p>5791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290" calcext:value-type="float">
            <text:p>524290</text:p>
          </table:table-cell>
          <table:table-cell office:value-type="float" office:value="8448455.834" calcext:value-type="float">
            <text:p>8448455.834</text:p>
          </table:table-cell>
          <table:table-cell office:value-type="float" office:value="1863062.26077" calcext:value-type="float">
            <text:p>1863062.26077</text:p>
          </table:table-cell>
          <table:table-cell office:value-type="float" office:value="2764349" calcext:value-type="float">
            <text:p>2764349</text:p>
          </table:table-cell>
          <table:table-cell office:value-type="float" office:value="11088905" calcext:value-type="float">
            <text:p>11088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24290" calcext:value-type="float">
            <text:p>524290</text:p>
          </table:table-cell>
          <table:table-cell office:value-type="float" office:value="9497027.465" calcext:value-type="float">
            <text:p>9497027.465</text:p>
          </table:table-cell>
          <table:table-cell office:value-type="float" office:value="1283327.880187" calcext:value-type="float">
            <text:p>1283327.880187</text:p>
          </table:table-cell>
          <table:table-cell office:value-type="float" office:value="2720287" calcext:value-type="float">
            <text:p>2720287</text:p>
          </table:table-cell>
          <table:table-cell office:value-type="float" office:value="20469453" calcext:value-type="float">
            <text:p>20469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7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8" calcext:value-type="float">
            <text:p>48</text:p>
          </table:table-cell>
          <table:table-cell office:value-type="float" office:value="1156030.075075" calcext:value-type="float">
            <text:p>1156030.075075</text:p>
          </table:table-cell>
          <table:table-cell office:value-type="float" office:value="78734.153512" calcext:value-type="float">
            <text:p>78734.153512</text:p>
          </table:table-cell>
          <table:table-cell office:value-type="float" office:value="864734" calcext:value-type="float">
            <text:p>864734</text:p>
          </table:table-cell>
          <table:table-cell office:value-type="float" office:value="1768341" calcext:value-type="float">
            <text:p>176834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0" calcext:value-type="float">
            <text:p>80</text:p>
          </table:table-cell>
          <table:table-cell office:value-type="float" office:value="1166924.737" calcext:value-type="float">
            <text:p>1166924.737</text:p>
          </table:table-cell>
          <table:table-cell office:value-type="float" office:value="80609.419481" calcext:value-type="float">
            <text:p>80609.419481</text:p>
          </table:table-cell>
          <table:table-cell office:value-type="float" office:value="637652" calcext:value-type="float">
            <text:p>637652</text:p>
          </table:table-cell>
          <table:table-cell office:value-type="float" office:value="1370034" calcext:value-type="float">
            <text:p>13700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44" calcext:value-type="float">
            <text:p>144</text:p>
          </table:table-cell>
          <table:table-cell office:value-type="float" office:value="1167196.726" calcext:value-type="float">
            <text:p>1167196.726</text:p>
          </table:table-cell>
          <table:table-cell office:value-type="float" office:value="62244.809772" calcext:value-type="float">
            <text:p>62244.809772</text:p>
          </table:table-cell>
          <table:table-cell office:value-type="float" office:value="674507" calcext:value-type="float">
            <text:p>674507</text:p>
          </table:table-cell>
          <table:table-cell office:value-type="float" office:value="1505998" calcext:value-type="float">
            <text:p>15059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72" calcext:value-type="float">
            <text:p>272</text:p>
          </table:table-cell>
          <table:table-cell office:value-type="float" office:value="1238485.922" calcext:value-type="float">
            <text:p>1238485.922</text:p>
          </table:table-cell>
          <table:table-cell office:value-type="float" office:value="81574.924646" calcext:value-type="float">
            <text:p>81574.924646</text:p>
          </table:table-cell>
          <table:table-cell office:value-type="float" office:value="801455" calcext:value-type="float">
            <text:p>801455</text:p>
          </table:table-cell>
          <table:table-cell office:value-type="float" office:value="1889677" calcext:value-type="float">
            <text:p>18896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8" calcext:value-type="float">
            <text:p>528</text:p>
          </table:table-cell>
          <table:table-cell office:value-type="float" office:value="1313910.812" calcext:value-type="float">
            <text:p>1313910.812</text:p>
          </table:table-cell>
          <table:table-cell office:value-type="float" office:value="71250.048712" calcext:value-type="float">
            <text:p>71250.048712</text:p>
          </table:table-cell>
          <table:table-cell office:value-type="float" office:value="993453" calcext:value-type="float">
            <text:p>993453</text:p>
          </table:table-cell>
          <table:table-cell office:value-type="float" office:value="1541065" calcext:value-type="float">
            <text:p>154106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0" calcext:value-type="float">
            <text:p>1040</text:p>
          </table:table-cell>
          <table:table-cell office:value-type="float" office:value="1440000.61" calcext:value-type="float">
            <text:p>1440000.61</text:p>
          </table:table-cell>
          <table:table-cell office:value-type="float" office:value="86251.887277" calcext:value-type="float">
            <text:p>86251.887277</text:p>
          </table:table-cell>
          <table:table-cell office:value-type="float" office:value="1168135" calcext:value-type="float">
            <text:p>1168135</text:p>
          </table:table-cell>
          <table:table-cell office:value-type="float" office:value="1796795" calcext:value-type="float">
            <text:p>17967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64" calcext:value-type="float">
            <text:p>2064</text:p>
          </table:table-cell>
          <table:table-cell office:value-type="float" office:value="1591009.658" calcext:value-type="float">
            <text:p>1591009.658</text:p>
          </table:table-cell>
          <table:table-cell office:value-type="float" office:value="93444.366069" calcext:value-type="float">
            <text:p>93444.366069</text:p>
          </table:table-cell>
          <table:table-cell office:value-type="float" office:value="1323714" calcext:value-type="float">
            <text:p>1323714</text:p>
          </table:table-cell>
          <table:table-cell office:value-type="float" office:value="3256278" calcext:value-type="float">
            <text:p>32562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12" calcext:value-type="float">
            <text:p>4112</text:p>
          </table:table-cell>
          <table:table-cell office:value-type="float" office:value="2299693.67" calcext:value-type="float">
            <text:p>2299693.67</text:p>
          </table:table-cell>
          <table:table-cell office:value-type="float" office:value="110263.203859" calcext:value-type="float">
            <text:p>110263.203859</text:p>
          </table:table-cell>
          <table:table-cell office:value-type="float" office:value="1902468" calcext:value-type="float">
            <text:p>1902468</text:p>
          </table:table-cell>
          <table:table-cell office:value-type="float" office:value="3036660" calcext:value-type="float">
            <text:p>303666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208" calcext:value-type="float">
            <text:p>8208</text:p>
          </table:table-cell>
          <table:table-cell office:value-type="float" office:value="3182580.24" calcext:value-type="float">
            <text:p>3182580.24</text:p>
          </table:table-cell>
          <table:table-cell office:value-type="float" office:value="92677.094771" calcext:value-type="float">
            <text:p>92677.094771</text:p>
          </table:table-cell>
          <table:table-cell office:value-type="float" office:value="2839963" calcext:value-type="float">
            <text:p>2839963</text:p>
          </table:table-cell>
          <table:table-cell office:value-type="float" office:value="3571377" calcext:value-type="float">
            <text:p>357137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400" calcext:value-type="float">
            <text:p>16400</text:p>
          </table:table-cell>
          <table:table-cell office:value-type="float" office:value="5277337.997" calcext:value-type="float">
            <text:p>5277337.997</text:p>
          </table:table-cell>
          <table:table-cell office:value-type="float" office:value="93697.037283" calcext:value-type="float">
            <text:p>93697.037283</text:p>
          </table:table-cell>
          <table:table-cell office:value-type="float" office:value="4989445" calcext:value-type="float">
            <text:p>4989445</text:p>
          </table:table-cell>
          <table:table-cell office:value-type="float" office:value="6494594" calcext:value-type="float">
            <text:p>649459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84" calcext:value-type="float">
            <text:p>32784</text:p>
          </table:table-cell>
          <table:table-cell office:value-type="float" office:value="9474543.517" calcext:value-type="float">
            <text:p>9474543.517</text:p>
          </table:table-cell>
          <table:table-cell office:value-type="float" office:value="91095.204894" calcext:value-type="float">
            <text:p>91095.204894</text:p>
          </table:table-cell>
          <table:table-cell office:value-type="float" office:value="9162345" calcext:value-type="float">
            <text:p>9162345</text:p>
          </table:table-cell>
          <table:table-cell office:value-type="float" office:value="9701222" calcext:value-type="float">
            <text:p>970122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52" calcext:value-type="float">
            <text:p>65552</text:p>
          </table:table-cell>
          <table:table-cell office:value-type="float" office:value="17784666.323" calcext:value-type="float">
            <text:p>17784666.323</text:p>
          </table:table-cell>
          <table:table-cell office:value-type="float" office:value="112167.691051" calcext:value-type="float">
            <text:p>112167.691051</text:p>
          </table:table-cell>
          <table:table-cell office:value-type="float" office:value="17469926" calcext:value-type="float">
            <text:p>17469926</text:p>
          </table:table-cell>
          <table:table-cell office:value-type="float" office:value="19903224" calcext:value-type="float">
            <text:p>199032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88" calcext:value-type="float">
            <text:p>131088</text:p>
          </table:table-cell>
          <table:table-cell office:value-type="float" office:value="34629791.18" calcext:value-type="float">
            <text:p>34629791.18</text:p>
          </table:table-cell>
          <table:table-cell office:value-type="float" office:value="73359.337977" calcext:value-type="float">
            <text:p>73359.337977</text:p>
          </table:table-cell>
          <table:table-cell office:value-type="float" office:value="34378375" calcext:value-type="float">
            <text:p>34378375</text:p>
          </table:table-cell>
          <table:table-cell office:value-type="float" office:value="35142057" calcext:value-type="float">
            <text:p>351420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60" calcext:value-type="float">
            <text:p>262160</text:p>
          </table:table-cell>
          <table:table-cell office:value-type="float" office:value="68171302.379" calcext:value-type="float">
            <text:p>68171302.379</text:p>
          </table:table-cell>
          <table:table-cell office:value-type="float" office:value="120281.28884" calcext:value-type="float">
            <text:p>120281.28884</text:p>
          </table:table-cell>
          <table:table-cell office:value-type="float" office:value="67772544" calcext:value-type="float">
            <text:p>67772544</text:p>
          </table:table-cell>
          <table:table-cell office:value-type="float" office:value="69312235" calcext:value-type="float">
            <text:p>6931223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304" calcext:value-type="float">
            <text:p>524304</text:p>
          </table:table-cell>
          <table:table-cell office:value-type="float" office:value="137013312.045" calcext:value-type="float">
            <text:p>137013312.045</text:p>
          </table:table-cell>
          <table:table-cell office:value-type="float" office:value="152939.38707" calcext:value-type="float">
            <text:p>152939.38707</text:p>
          </table:table-cell>
          <table:table-cell office:value-type="float" office:value="136025137" calcext:value-type="float">
            <text:p>136025137</text:p>
          </table:table-cell>
          <table:table-cell office:value-type="float" office:value="137561530" calcext:value-type="float">
            <text:p>1375615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48592" calcext:value-type="float">
            <text:p>104859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97168" calcext:value-type="float">
            <text:p>2097168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194320" calcext:value-type="float">
            <text:p>4194320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8:12:48.3784401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8:50:23.717055002</dc:date>
    <meta:editing-duration>PT50M34S</meta:editing-duration>
    <meta:editing-cycles>16</meta:editing-cycles>
    <meta:document-statistic meta:table-count="1" meta:cell-count="77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9cm" svg:height="9.007cm" xlink:href=".." xlink:type="simple" chart:class="chart:scatter" chart:style-name="ch1">
        <chart:legend chart:legend-position="end" svg:x="19.664cm" svg:y="3.457cm" style:legend-expansion="high" chart:style-name="ch2"/>
        <chart:plot-area chart:style-name="ch3" table:cell-range-address="CapnZeroEval.B46:CapnZeroEval.B63 CapnZeroEval.B1:CapnZeroEval.B18 CapnZeroEval.A1:CapnZeroEval.A1 CapnZeroEval.C1:CapnZeroEval.C22 CapnZeroEval.AE1:CapnZeroEval.AE1 CapnZeroEval.AG1:CapnZeroEval.AG9 CapnZeroEval.U1:CapnZeroEval.U1 CapnZeroEval.W1:CapnZeroEval.W18 CapnZeroEval.K1:CapnZeroEval.K1 CapnZeroEval.M1:CapnZeroEval.M18" chart:data-source-has-labels="both" svg:x="0.43cm" svg:y="0.25cm" svg:width="19.94cm" svg:height="7.975cm">
          <chartooo:coordinate-region svg:x="2.163cm" svg:y="0.449cm" svg:width="17.65cm" svg:height="7.129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label-cell-address="CapnZeroEval.A1:CapnZeroEval.A1" chart:class="chart:scatter">
            <chart:domain table:cell-range-address="CapnZeroEval.B1:CapnZeroEval.B18"/>
            <chart:data-point chart:repeated="22"/>
          </chart:series>
          <chart:series chart:style-name="ch8" chart:values-cell-range-address="CapnZeroEval.AG1:CapnZeroEval.AG9" chart:label-cell-address="CapnZeroEval.AE1:CapnZeroEval.AE1" chart:class="chart:scatter">
            <chart:domain table:cell-range-address="CapnZeroEval.AF1:CapnZeroEval.AF9"/>
            <chart:data-point chart:repeated="9"/>
          </chart:series>
          <chart:series chart:style-name="ch9" chart:values-cell-range-address="CapnZeroEval.W1:CapnZeroEval.W18" chart:label-cell-address="CapnZeroEval.U1:CapnZeroEval.U1" chart:class="chart:scatter">
            <chart:domain table:cell-range-address="CapnZeroEval.V1:CapnZeroEval.V18"/>
            <chart:data-point chart:repeated="18"/>
          </chart:series>
          <chart:series chart:style-name="ch10" chart:values-cell-range-address="CapnZeroEval.M1:CapnZeroEval.M18" chart:label-cell-address="CapnZeroEval.K1:CapnZeroEval.K1" chart:class="chart:scatter">
            <chart:domain table:cell-range-address="CapnZeroEval.L1:CapnZeroEval.L18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1:CapnZeroEval.A1</svg:desc>
                </draw:g>
              </table:table-cell>
              <table:table-cell office:value-type="string">
                <text:p>Column AF</text:p>
              </table:table-cell>
              <table:table-cell office:value-type="string">
                <text:p>UDP</text:p>
                <draw:g>
                  <svg:desc>CapnZeroEval.AE1:CapnZeroEval.AE1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IPC</text:p>
                <draw:g>
                  <svg:desc>CapnZeroEval.U1:CapnZeroEval.U1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1:CapnZeroEval.K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6">
                <text:p>16</text:p>
                <draw:g>
                  <svg:desc>CapnZeroEval.B1:CapnZeroEval.B18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  <table:table-cell office:value-type="float" office:value="24">
                <text:p>24</text:p>
                <draw:g>
                  <svg:desc>CapnZeroEval.AF1:CapnZeroEval.AF9</svg:desc>
                </draw:g>
              </table:table-cell>
              <table:table-cell office:value-type="float" office:value="496281.08">
                <text:p>496281.08</text:p>
                <draw:g>
                  <svg:desc>CapnZeroEval.AG1:CapnZeroEval.AG9</svg:desc>
                </draw:g>
              </table:table-cell>
              <table:table-cell office:value-type="float" office:value="6">
                <text:p>6</text:p>
                <draw:g>
                  <svg:desc>CapnZeroEval.V1:CapnZeroEval.V18</svg:desc>
                </draw:g>
              </table:table-cell>
              <table:table-cell office:value-type="float" office:value="559936.004012">
                <text:p>559936.004012</text:p>
                <draw:g>
                  <svg:desc>CapnZeroEval.W1:CapnZeroEval.W18</svg:desc>
                </draw:g>
              </table:table-cell>
              <table:table-cell office:value-type="float" office:value="6">
                <text:p>6</text:p>
                <draw:g>
                  <svg:desc>CapnZeroEval.L1:CapnZeroEval.L18</svg:desc>
                </draw:g>
              </table:table-cell>
              <table:table-cell office:value-type="float" office:value="632498.61608">
                <text:p>632498.61608</text:p>
                <draw:g>
                  <svg:desc>CapnZeroEval.M1:CapnZeroEval.M18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702929.17017">
                <text:p>702929.17017</text:p>
              </table:table-cell>
              <table:table-cell office:value-type="float" office:value="32">
                <text:p>32</text:p>
              </table:table-cell>
              <table:table-cell office:value-type="float" office:value="453241.115">
                <text:p>453241.115</text:p>
              </table:table-cell>
              <table:table-cell office:value-type="float" office:value="10">
                <text:p>10</text:p>
              </table:table-cell>
              <table:table-cell office:value-type="float" office:value="554108.892">
                <text:p>554108.892</text:p>
              </table:table-cell>
              <table:table-cell office:value-type="float" office:value="10">
                <text:p>10</text:p>
              </table:table-cell>
              <table:table-cell office:value-type="float" office:value="665647.726">
                <text:p>665647.7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8">
                <text:p>28</text:p>
              </table:table-cell>
              <table:table-cell office:value-type="float" office:value="687230.011011">
                <text:p>687230.011011</text:p>
              </table:table-cell>
              <table:table-cell office:value-type="float" office:value="48">
                <text:p>48</text:p>
              </table:table-cell>
              <table:table-cell office:value-type="float" office:value="484635.167">
                <text:p>484635.167</text:p>
              </table:table-cell>
              <table:table-cell office:value-type="float" office:value="18">
                <text:p>18</text:p>
              </table:table-cell>
              <table:table-cell office:value-type="float" office:value="552489.717">
                <text:p>552489.717</text:p>
              </table:table-cell>
              <table:table-cell office:value-type="float" office:value="18">
                <text:p>18</text:p>
              </table:table-cell>
              <table:table-cell office:value-type="float" office:value="633914.706">
                <text:p>633914.70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4">
                <text:p>44</text:p>
              </table:table-cell>
              <table:table-cell office:value-type="float" office:value="704010.508509">
                <text:p>704010.508509</text:p>
              </table:table-cell>
              <table:table-cell office:value-type="float" office:value="80">
                <text:p>80</text:p>
              </table:table-cell>
              <table:table-cell office:value-type="float" office:value="487176.806">
                <text:p>487176.806</text:p>
              </table:table-cell>
              <table:table-cell office:value-type="float" office:value="34">
                <text:p>34</text:p>
              </table:table-cell>
              <table:table-cell office:value-type="float" office:value="507607.141">
                <text:p>507607.141</text:p>
              </table:table-cell>
              <table:table-cell office:value-type="float" office:value="34">
                <text:p>34</text:p>
              </table:table-cell>
              <table:table-cell office:value-type="float" office:value="626570.916">
                <text:p>626570.9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6">
                <text:p>76</text:p>
              </table:table-cell>
              <table:table-cell office:value-type="float" office:value="725727.922923">
                <text:p>725727.922923</text:p>
              </table:table-cell>
              <table:table-cell office:value-type="float" office:value="144">
                <text:p>144</text:p>
              </table:table-cell>
              <table:table-cell office:value-type="float" office:value="472644.642">
                <text:p>472644.642</text:p>
              </table:table-cell>
              <table:table-cell office:value-type="float" office:value="66">
                <text:p>66</text:p>
              </table:table-cell>
              <table:table-cell office:value-type="float" office:value="569828.833">
                <text:p>569828.833</text:p>
              </table:table-cell>
              <table:table-cell office:value-type="float" office:value="66">
                <text:p>66</text:p>
              </table:table-cell>
              <table:table-cell office:value-type="float" office:value="636154.889">
                <text:p>636154.88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40">
                <text:p>140</text:p>
              </table:table-cell>
              <table:table-cell office:value-type="float" office:value="701333.626627">
                <text:p>701333.626627</text:p>
              </table:table-cell>
              <table:table-cell office:value-type="float" office:value="272">
                <text:p>272</text:p>
              </table:table-cell>
              <table:table-cell office:value-type="float" office:value="477995.353">
                <text:p>477995.353</text:p>
              </table:table-cell>
              <table:table-cell office:value-type="float" office:value="130">
                <text:p>130</text:p>
              </table:table-cell>
              <table:table-cell office:value-type="float" office:value="547179.258">
                <text:p>547179.258</text:p>
              </table:table-cell>
              <table:table-cell office:value-type="float" office:value="130">
                <text:p>130</text:p>
              </table:table-cell>
              <table:table-cell office:value-type="float" office:value="642366.632">
                <text:p>642366.63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268">
                <text:p>268</text:p>
              </table:table-cell>
              <table:table-cell office:value-type="float" office:value="702259.361361">
                <text:p>702259.361361</text:p>
              </table:table-cell>
              <table:table-cell office:value-type="float" office:value="528">
                <text:p>528</text:p>
              </table:table-cell>
              <table:table-cell office:value-type="float" office:value="517913.543">
                <text:p>517913.543</text:p>
              </table:table-cell>
              <table:table-cell office:value-type="float" office:value="258">
                <text:p>258</text:p>
              </table:table-cell>
              <table:table-cell office:value-type="float" office:value="575453.025">
                <text:p>575453.025</text:p>
              </table:table-cell>
              <table:table-cell office:value-type="float" office:value="258">
                <text:p>258</text:p>
              </table:table-cell>
              <table:table-cell office:value-type="float" office:value="623845.422">
                <text:p>623845.42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524">
                <text:p>524</text:p>
              </table:table-cell>
              <table:table-cell office:value-type="float" office:value="653271.389389">
                <text:p>653271.389389</text:p>
              </table:table-cell>
              <table:table-cell office:value-type="float" office:value="1040">
                <text:p>1040</text:p>
              </table:table-cell>
              <table:table-cell office:value-type="float" office:value="508616.791">
                <text:p>508616.791</text:p>
              </table:table-cell>
              <table:table-cell office:value-type="float" office:value="514">
                <text:p>514</text:p>
              </table:table-cell>
              <table:table-cell office:value-type="float" office:value="532499.888">
                <text:p>532499.888</text:p>
              </table:table-cell>
              <table:table-cell office:value-type="float" office:value="514">
                <text:p>514</text:p>
              </table:table-cell>
              <table:table-cell office:value-type="float" office:value="693222.475">
                <text:p>693222.475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036">
                <text:p>1036</text:p>
              </table:table-cell>
              <table:table-cell office:value-type="float" office:value="653679.085085">
                <text:p>653679.085085</text:p>
              </table:table-cell>
              <table:table-cell office:value-type="float" office:value="2064">
                <text:p>2064</text:p>
              </table:table-cell>
              <table:table-cell office:value-type="float" office:value="536593.855">
                <text:p>536593.855</text:p>
              </table:table-cell>
              <table:table-cell office:value-type="float" office:value="1026">
                <text:p>1026</text:p>
              </table:table-cell>
              <table:table-cell office:value-type="float" office:value="609348.509">
                <text:p>609348.509</text:p>
              </table:table-cell>
              <table:table-cell office:value-type="float" office:value="1026">
                <text:p>1026</text:p>
              </table:table-cell>
              <table:table-cell office:value-type="float" office:value="703090.291">
                <text:p>703090.291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2060">
                <text:p>2060</text:p>
              </table:table-cell>
              <table:table-cell office:value-type="float" office:value="679940.432432">
                <text:p>679940.432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0">
                <text:p>2050</text:p>
              </table:table-cell>
              <table:table-cell office:value-type="float" office:value="661387.326">
                <text:p>661387.326</text:p>
              </table:table-cell>
              <table:table-cell office:value-type="float" office:value="2050">
                <text:p>2050</text:p>
              </table:table-cell>
              <table:table-cell office:value-type="float" office:value="705730.664">
                <text:p>705730.664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4108">
                <text:p>4108</text:p>
              </table:table-cell>
              <table:table-cell office:value-type="float" office:value="678031.015015">
                <text:p>678031.015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98">
                <text:p>4098</text:p>
              </table:table-cell>
              <table:table-cell office:value-type="float" office:value="652913.465">
                <text:p>652913.465</text:p>
              </table:table-cell>
              <table:table-cell office:value-type="float" office:value="4098">
                <text:p>4098</text:p>
              </table:table-cell>
              <table:table-cell office:value-type="float" office:value="609508.197">
                <text:p>609508.19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8204">
                <text:p>8204</text:p>
              </table:table-cell>
              <table:table-cell office:value-type="float" office:value="708171.131131">
                <text:p>708171.131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94">
                <text:p>8194</text:p>
              </table:table-cell>
              <table:table-cell office:value-type="float" office:value="712713.742">
                <text:p>712713.742</text:p>
              </table:table-cell>
              <table:table-cell office:value-type="float" office:value="8194">
                <text:p>8194</text:p>
              </table:table-cell>
              <table:table-cell office:value-type="float" office:value="769066.566">
                <text:p>769066.566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16396">
                <text:p>16396</text:p>
              </table:table-cell>
              <table:table-cell office:value-type="float" office:value="733510.667">
                <text:p>733510.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86">
                <text:p>16386</text:p>
              </table:table-cell>
              <table:table-cell office:value-type="float" office:value="911732.937">
                <text:p>911732.937</text:p>
              </table:table-cell>
              <table:table-cell office:value-type="float" office:value="16386">
                <text:p>16386</text:p>
              </table:table-cell>
              <table:table-cell office:value-type="float" office:value="917247.77">
                <text:p>917247.77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32780">
                <text:p>32780</text:p>
              </table:table-cell>
              <table:table-cell office:value-type="float" office:value="848709.568569">
                <text:p>848709.56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770">
                <text:p>32770</text:p>
              </table:table-cell>
              <table:table-cell office:value-type="float" office:value="1313689.432">
                <text:p>1313689.432</text:p>
              </table:table-cell>
              <table:table-cell office:value-type="float" office:value="32770">
                <text:p>32770</text:p>
              </table:table-cell>
              <table:table-cell office:value-type="float" office:value="1142928.698">
                <text:p>1142928.698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65548">
                <text:p>65548</text:p>
              </table:table-cell>
              <table:table-cell office:value-type="float" office:value="1008338.022">
                <text:p>1008338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538">
                <text:p>65538</text:p>
              </table:table-cell>
              <table:table-cell office:value-type="float" office:value="1729570.247">
                <text:p>1729570.247</text:p>
              </table:table-cell>
              <table:table-cell office:value-type="float" office:value="65538">
                <text:p>65538</text:p>
              </table:table-cell>
              <table:table-cell office:value-type="float" office:value="1618433.247">
                <text:p>1618433.247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131084">
                <text:p>131084</text:p>
              </table:table-cell>
              <table:table-cell office:value-type="float" office:value="1392839.853">
                <text:p>1392839.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1074">
                <text:p>131074</text:p>
              </table:table-cell>
              <table:table-cell office:value-type="float" office:value="2645869.959">
                <text:p>2645869.959</text:p>
              </table:table-cell>
              <table:table-cell office:value-type="float" office:value="131074">
                <text:p>131074</text:p>
              </table:table-cell>
              <table:table-cell office:value-type="float" office:value="2641415.286">
                <text:p>2641415.286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262156">
                <text:p>262156</text:p>
              </table:table-cell>
              <table:table-cell office:value-type="float" office:value="2031609.895">
                <text:p>2031609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146">
                <text:p>262146</text:p>
              </table:table-cell>
              <table:table-cell office:value-type="float" office:value="5063856.895">
                <text:p>5063856.895</text:p>
              </table:table-cell>
              <table:table-cell office:value-type="float" office:value="262146">
                <text:p>262146</text:p>
              </table:table-cell>
              <table:table-cell office:value-type="float" office:value="5128955.071">
                <text:p>5128955.071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524300">
                <text:p>524300</text:p>
              </table:table-cell>
              <table:table-cell office:value-type="float" office:value="3421130.111">
                <text:p>3421130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290">
                <text:p>524290</text:p>
              </table:table-cell>
              <table:table-cell office:value-type="float" office:value="9497027.465">
                <text:p>9497027.465</text:p>
              </table:table-cell>
              <table:table-cell office:value-type="float" office:value="524290">
                <text:p>524290</text:p>
              </table:table-cell>
              <table:table-cell office:value-type="float" office:value="8448455.834">
                <text:p>8448455.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scatter" chart:style-name="ch1">
        <chart:legend chart:legend-position="end" svg:x="23.657cm" svg:y="3.952cm" style:legend-expansion="high" chart:style-name="ch2"/>
        <chart:plot-area chart:style-name="ch3" table:cell-range-address="CapnZeroEval.B46:CapnZeroEval.C63 CapnZeroEval.A46:CapnZeroEval.A46 CapnZeroEval.K52:CapnZeroEval.K52 CapnZeroEval.M46:CapnZeroEval.M63" chart:data-source-has-labels="both" svg:x="0.514cm" svg:y="0.18cm" svg:width="22.629cm" svg:height="8.64cm">
          <chartooo:coordinate-region svg:x="2.247cm" svg:y="0.379cm" svg:width="20.061cm" svg:height="7.794cm"/>
          <chart:axis chart:dimension="x" chart:name="primary-x" chart:style-name="ch4" chartooo:axis-type="auto">
            <chart:categories table:cell-range-address="CapnZeroEval.B46:CapnZeroEval.B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46:CapnZeroEval.C63" chart:label-cell-address="CapnZeroEval.A46:CapnZeroEval.A46" chart:class="chart:scatter">
            <chart:domain table:cell-range-address="CapnZeroEval.B46:CapnZeroEval.B63"/>
            <chart:data-point chart:repeated="18"/>
          </chart:series>
          <chart:series chart:style-name="ch8" chart:values-cell-range-address="CapnZeroEval.M46:CapnZeroEval.M63" chart:label-cell-address="CapnZeroEval.K52:CapnZeroEval.K52" chart:class="chart:scatter">
            <chart:domain table:cell-range-address="CapnZeroEval.L46:CapnZeroEval.L60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TCP</text:p>
                <draw:g>
                  <svg:desc>CapnZeroEval.K52:CapnZeroEval.K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  <table:table-cell office:value-type="float" office:value="48">
                <text:p>48</text:p>
                <draw:g>
                  <svg:desc>CapnZeroEval.L46:CapnZeroEval.L60</svg:desc>
                </draw:g>
              </table:table-cell>
              <table:table-cell office:value-type="float" office:value="1156030.075075">
                <text:p>1156030.075075</text:p>
                <draw:g>
                  <svg:desc>CapnZeroEval.M46:CapnZeroEval.M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  <table:table-cell office:value-type="float" office:value="80">
                <text:p>80</text:p>
              </table:table-cell>
              <table:table-cell office:value-type="float" office:value="1166924.737">
                <text:p>1166924.73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  <table:table-cell office:value-type="float" office:value="144">
                <text:p>144</text:p>
              </table:table-cell>
              <table:table-cell office:value-type="float" office:value="1167196.726">
                <text:p>1167196.72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  <table:table-cell office:value-type="float" office:value="272">
                <text:p>272</text:p>
              </table:table-cell>
              <table:table-cell office:value-type="float" office:value="1238485.922">
                <text:p>1238485.9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  <table:table-cell office:value-type="float" office:value="528">
                <text:p>528</text:p>
              </table:table-cell>
              <table:table-cell office:value-type="float" office:value="1313910.812">
                <text:p>1313910.812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  <table:table-cell office:value-type="float" office:value="1040">
                <text:p>1040</text:p>
              </table:table-cell>
              <table:table-cell office:value-type="float" office:value="1440000.61">
                <text:p>1440000.61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  <table:table-cell office:value-type="float" office:value="2064">
                <text:p>2064</text:p>
              </table:table-cell>
              <table:table-cell office:value-type="float" office:value="1591009.658">
                <text:p>1591009.658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  <table:table-cell office:value-type="float" office:value="4112">
                <text:p>4112</text:p>
              </table:table-cell>
              <table:table-cell office:value-type="float" office:value="2299693.67">
                <text:p>2299693.67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  <table:table-cell office:value-type="float" office:value="8208">
                <text:p>8208</text:p>
              </table:table-cell>
              <table:table-cell office:value-type="float" office:value="3182580.24">
                <text:p>3182580.2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  <table:table-cell office:value-type="float" office:value="16400">
                <text:p>16400</text:p>
              </table:table-cell>
              <table:table-cell office:value-type="float" office:value="5277337.997">
                <text:p>5277337.997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  <table:table-cell office:value-type="float" office:value="32784">
                <text:p>32784</text:p>
              </table:table-cell>
              <table:table-cell office:value-type="float" office:value="9474543.517">
                <text:p>9474543.51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  <table:table-cell office:value-type="float" office:value="65552">
                <text:p>65552</text:p>
              </table:table-cell>
              <table:table-cell office:value-type="float" office:value="17784666.323">
                <text:p>17784666.323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  <table:table-cell office:value-type="float" office:value="131088">
                <text:p>131088</text:p>
              </table:table-cell>
              <table:table-cell office:value-type="float" office:value="34629791.18">
                <text:p>34629791.18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  <table:table-cell office:value-type="float" office:value="262160">
                <text:p>262160</text:p>
              </table:table-cell>
              <table:table-cell office:value-type="float" office:value="68171302.379">
                <text:p>68171302.37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  <table:table-cell office:value-type="float" office:value="524304">
                <text:p>524304</text:p>
              </table:table-cell>
              <table:table-cell office:value-type="float" office:value="137013312.045">
                <text:p>137013312.045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